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6e7" officeooo:paragraph-rsid="000f4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l imagen1 :<text:a xlink:type="simple" xlink:href="https://i0.wp.com/assemblerinstitute.com/wp-content/uploads/2022/02/lenguaje-2022-1.jpg?fit=950%2C600&amp;ssl=1" text:style-name="Internet_20_link" text:visited-style-name="Visited_20_Internet_20_Link">https://i0.wp.com/assemblerinstitute.com/wp-content/uploads/2022/02/lenguaje-2022-1.jpg?fit=950%2C600&amp;ssl=1</text:a></text:p>
      <text:p text:style-name="P1"/>
      <text:p text:style-name="P1">imagen 2:</text:p>
      <text:p text:style-name="P1">https://i.blogs.es/5a9e4f/pankaj-patel-_sgrnwavnkw-unsplash/450_1000.jpeg</text:p>
      <text:p text:style-name="P1"/>
      <text:p text:style-name="P1">imagen 3:</text:p>
      <text:p text:style-name="P1">https://www.nextibs.com/wp-content/uploads/2021/12/seguridad-informatica-1024x439.jpeg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01:13:33.344290649</meta:creation-date>
    <dc:date>2022-05-12T01:23:45.708264293</dc:date>
    <meta:editing-duration>PT10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9" meta:character-count="297" meta:non-whitespace-character-count="293"/>
  </office:meta>
</office:document-meta>
</file>